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85in" style:rel-column-width="5065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9in" style:rel-column-width="1918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officeooo:paragraph-rsid="0017ebfa"/>
    </style:style>
    <style:style style:name="P24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2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466038" officeooo:paragraph-rsid="0046603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2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666666" loext:opacity="100%" style:text-outline="false" style:text-line-through-style="solid" style:text-line-through-type="singl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518f3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17ebfa"/>
    </style:style>
    <style:style style:name="P42" style:family="paragraph" style:parent-style-name="Standard">
      <style:paragraph-properties fo:break-before="page"/>
      <style:text-properties officeooo:paragraph-rsid="00283d7e"/>
    </style:style>
    <style:style style:name="P4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lk">
      <style:paragraph-properties fo:text-align="center" style:justify-single-word="false"/>
      <style:text-properties fo:color="#808080" loext:opacity="100%" style:text-outline="false" style:text-line-through-style="solid" style:text-line-through-type="singl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46603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46603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4c9b2d" officeooo:paragraph-rsid="004c9b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808080" loext:opacity="100%" style:text-outline="false" style:text-line-through-style="solid" style:text-line-through-type="singl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509a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3851b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495524"/>
    </style:style>
    <style:style style:name="T3" style:family="text">
      <style:text-properties officeooo:rsid="00345f2d"/>
    </style:style>
    <style:style style:name="T4" style:family="text">
      <style:text-properties officeooo:rsid="00395124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400ec8"/>
    </style:style>
    <style:style style:name="T7" style:family="text">
      <style:text-properties officeooo:rsid="0034f656"/>
    </style:style>
    <style:style style:name="T8" style:family="text">
      <style:text-properties officeooo:rsid="004ac220"/>
    </style:style>
    <style:style style:name="T9" style:family="text">
      <style:text-properties officeooo:rsid="0036a90c"/>
    </style:style>
    <style:style style:name="T10" style:family="text">
      <style:text-properties officeooo:rsid="0017ebfa"/>
    </style:style>
    <style:style style:name="T11" style:family="text">
      <style:text-properties fo:color="#666666" loext:opacity="100%" style:text-line-through-style="solid" style:text-line-through-type="single"/>
    </style:style>
    <style:style style:name="T12" style:family="text">
      <style:text-properties officeooo:rsid="004dbd71"/>
    </style:style>
    <style:style style:name="T13" style:family="text">
      <style:text-properties officeooo:rsid="00518f35"/>
    </style:style>
    <style:style style:name="T14" style:family="text">
      <style:text-properties officeooo:rsid="004f09c3"/>
    </style:style>
    <style:style style:name="T15" style:family="text">
      <style:text-properties officeooo:rsid="003851b2"/>
    </style:style>
    <style:style style:name="T16" style:family="text">
      <style:text-properties officeooo:rsid="004c9b2d"/>
    </style:style>
    <style:style style:name="T17" style:family="text">
      <style:text-properties fo:color="#808080" loext:opacity="100%"/>
    </style:style>
    <style:style style:name="T18" style:family="text">
      <style:text-properties style:text-line-through-style="none" style:text-line-through-type="none" officeooo:rsid="004dbd71"/>
    </style:style>
    <style:style style:name="T19" style:family="text">
      <style:text-properties style:text-line-through-style="none" style:text-line-through-type="none" officeooo:rsid="00509a2d"/>
    </style:style>
    <style:style style:name="T20" style:family="text">
      <style:text-properties officeooo:rsid="00393d41"/>
    </style:style>
    <style:style style:name="T21" style:family="text">
      <style:text-properties fo:color="#808080" loext:opacity="100%" style:text-line-through-style="solid" style:text-line-through-type="single"/>
    </style:style>
    <style:style style:name="T22" style:family="text">
      <style:text-properties officeooo:rsid="00509a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1">QUI</text:p>
            <text:p text:style-name="P2">22</text:p>
            <text:p text:style-name="P3"><text:span text:style-name="T1">AGO</text:span><text:line-break/></text:p>
            <text:p text:style-name="P4">OnLine</text:p>
          </table:table-cell>
          <table:table-cell table:style-name="_31_7.B1" office:value-type="string">
            <text:p text:style-name="P5">Horário</text:p>
          </table:table-cell>
          <table:table-cell table:style-name="_31_7.B1" office:value-type="string">
            <text:p text:style-name="P5">Sala 1</text:p>
          </table:table-cell>
          <table:table-cell table:style-name="_31_7.B1" office:value-type="string">
            <text:p text:style-name="P5">Sala 2</text:p>
          </table:table-cell>
          <table:table-cell table:style-name="_31_7.E1" office:value-type="string">
            <text:p text:style-name="P5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6">09:00 – 10:00</text:p>
          </table:table-cell>
          <table:table-cell table:style-name="_31_7.B2" office:value-type="string">
            <text:p text:style-name="P7">Um primeiro olhar sobre o uso de sofware livre nos Estados brasileiros</text:p>
            <text:p text:style-name="P8">Flavio Lisboa</text:p>
          </table:table-cell>
          <table:table-cell table:style-name="_31_7.B2" office:value-type="string">
            <text:p text:style-name="P9">Introdução ao Prompt Hacking e a Segurança em Aplicações LLMs</text:p>
            <text:p text:style-name="P10">Marjori Klinczak</text:p>
          </table:table-cell>
          <table:table-cell table:style-name="_31_7.E2" office:value-type="string">
            <text:p text:style-name="P7">NO LOGZ, NO CRIME</text:p>
            <text:p text:style-name="P8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6">10:<text:span text:style-name="T2">15</text:span> – 1<text:span text:style-name="T3">2</text:span>:<text:span text:style-name="T2">15</text:span></text:p>
          </table:table-cell>
          <table:table-cell table:style-name="_31_7.B2" office:value-type="string">
            <text:p text:style-name="P7"><text:span text:style-name="T4">Mini-Tutorial</text:span><text:line-break/>Suprindo microserviçoes em nodejs com apache kafka</text:p>
            <text:p text:style-name="P8">João Cãndido de Souza Neto</text:p>
          </table:table-cell>
          <table:table-cell table:style-name="_31_7.B2" office:value-type="string">
            <text:p text:style-name="P11"><text:span text:style-name="T4">Mini-Tutorial</text:span><text:line-break/>A Arte da Engenharia de Prompts: Técnicas para Refinar e Personalizar <text:line-break/>suas Interações com IA <text:line-break/><text:span text:style-name="T5">Humberto Massareto</text:span></text:p>
          </table:table-cell>
          <table:table-cell table:style-name="_31_7.E2" office:value-type="string">
            <text:p text:style-name="P11"><text:span text:style-name="T4">Mini-Tutorial</text:span><text:line-break/>Provisionando um cluster failover com Nomad, KVM, Cloudinit e Glusterfs</text:p>
            <text:p text:style-name="P8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2">1<text:span text:style-name="T3">2</text:span>:<text:span text:style-name="T2">15</text:span> – 14:00</text:p>
          </table:table-cell>
          <table:table-cell table:style-name="_31_7.E2" table:number-columns-spanned="3" office:value-type="string">
            <text:p text:style-name="P13"><text:span text:style-name="T6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14">14:<text:span text:style-name="T3">0</text:span>0 – 1<text:span text:style-name="T3">5</text:span>:<text:span text:style-name="T3">0</text:span>0</text:p>
          </table:table-cell>
          <table:table-cell table:style-name="_31_7.B2" office:value-type="string">
            <text:p text:style-name="P15">Automação de Fluxo de Dados em cluster com Apache NiFi</text:p>
            <text:p text:style-name="P15">Marcio Junior Vieira</text:p>
          </table:table-cell>
          <table:table-cell table:style-name="_31_7.B2" table:number-rows-spanned="2" office:value-type="string">
            <text:p text:style-name="P11"><text:span text:style-name="T4">Mini-Tutorial</text:span><text:line-break/>Wokwi - um simulador para sistemas embarcados</text:p>
            <text:p text:style-name="P16">Gedeane Kenshima</text:p>
          </table:table-cell>
          <table:table-cell table:style-name="_31_7.E2" table:number-rows-spanned="4" office:value-type="string">
            <text:p text:style-name="P17"/>
            <text:p text:style-name="P15"><text:span text:style-name="T4">Tutorial</text:span><text:line-break/>O uso do Blender na Arquitetura de Alto Padrão!</text:p>
            <text:p text:style-name="P16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4">1<text:span text:style-name="T3">5</text:span>:<text:span text:style-name="T2">15</text:span> – 1<text:span text:style-name="T3">6</text:span>:<text:span text:style-name="T2">15</text:span></text:p>
          </table:table-cell>
          <table:table-cell table:style-name="_31_7.B2" office:value-type="string">
            <text:p text:style-name="P15">Introdução ao Liferay 7.4: Explorando um CMS Open Source e "User-Friendly"</text:p>
            <text:p text:style-name="P16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14">1<text:span text:style-name="T7">6</text:span>:<text:span text:style-name="T2">15</text:span> – 1<text:span text:style-name="T7">7</text:span>:<text:span text:style-name="T2">15</text:span></text:p>
          </table:table-cell>
          <table:table-cell table:style-name="_31_7.B2" office:value-type="string">
            <text:p text:style-name="P18">Usando IA para programação</text:p>
            <text:p text:style-name="P19">Cartola</text:p>
          </table:table-cell>
          <table:table-cell table:style-name="_31_7.B2" office:value-type="string">
            <text:p text:style-name="P20">O conceito dos Gêmeos Digitais e como ele só será possível através do Software Livre</text:p>
            <text:p text:style-name="P21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2">17:<text:span text:style-name="T2">30</text:span> - 18:<text:span text:style-name="T2">3</text:span>0</text:p>
          </table:table-cell>
          <table:table-cell table:style-name="_31_7.B2" office:value-type="string">
            <text:p text:style-name="P18">Comparacao de linguagens para automacao de redes usando Python, Go e Rust. Uma batalha divertida.</text:p>
            <text:p text:style-name="P19">Claus Topke</text:p>
          </table:table-cell>
          <table:table-cell table:style-name="_31_7.B2" office:value-type="string">
            <text:p text:style-name="P20">Apresentação do Rancher prime</text:p>
            <text:p text:style-name="P21">Fabio Pereira da Silva</text:p>
          </table:table-cell>
          <table:covered-table-cell table:style-name="_31_7.E2"/>
        </table:table-row>
      </table:table>
      <text:p text:style-name="P23"/>
      <text:p text:style-name="P2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9" office:value-type="string">
            <text:p text:style-name="P25">SEX</text:p>
            <text:p text:style-name="P26">23</text:p>
            <text:p text:style-name="P27"><text:span text:style-name="T1">AGO</text:span><text:line-break/></text:p>
            <text:p text:style-name="P28">OnLine</text:p>
          </table:table-cell>
          <table:table-cell table:style-name="Table1.B1" office:value-type="string">
            <text:p text:style-name="P29">Horário</text:p>
          </table:table-cell>
          <table:table-cell table:style-name="Table1.B1" office:value-type="string">
            <text:p text:style-name="P29">Sala 1</text:p>
          </table:table-cell>
          <table:table-cell table:style-name="Table1.B1" office:value-type="string">
            <text:p text:style-name="P29">Sala 2</text:p>
          </table:table-cell>
          <table:table-cell table:style-name="Table1.E1" office:value-type="string">
            <text:p text:style-name="P30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31"><text:span text:style-name="T8">09</text:span>:00 – <text:span text:style-name="T9">1</text:span><text:span text:style-name="T8">0</text:span><text:span text:style-name="T10">:</text:span><text:span text:style-name="T9">0</text:span><text:span text:style-name="T10">0</text:span></text:p>
          </table:table-cell>
          <table:table-cell table:style-name="Table1.B2" office:value-type="string">
            <text:p text:style-name="P7">Execute sua própria IA <text:line-break/>de maneira privada</text:p>
            <text:p text:style-name="P8">Alexandre Alves Gonçalves</text:p>
          </table:table-cell>
          <table:table-cell table:style-name="Table1.B2" office:value-type="string">
            <text:p text:style-name="P7">Entendendo o apiserver do Kubernetes</text:p>
            <text:p text:style-name="P8">Amim Moises Salum Knabben</text:p>
          </table:table-cell>
          <table:table-cell table:style-name="Table1.E2" office:value-type="string">
            <text:p text:style-name="P7">Peritus: ferramenta de perícia em evidências multimídia da Polícia Federal</text:p>
            <text:p text:style-name="P8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31"><text:span text:style-name="T9">1</text:span><text:span text:style-name="T8">0</text:span>:<text:span text:style-name="T8">15</text:span> – 1<text:span text:style-name="T8">1</text:span>:<text:span text:style-name="T8">15</text:span></text:p>
          </table:table-cell>
          <table:table-cell table:style-name="Table1.C3" table:number-columns-spanned="3" office:value-type="string">
            <text:p text:style-name="P7">Keynote: O uso de software livre do IBGE</text:p>
            <text:p text:style-name="P8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2">1<text:span text:style-name="T8">1</text:span>:<text:span text:style-name="T8">15</text:span> – 1<text:span text:style-name="T8">3</text:span>:<text:span text:style-name="T8">15</text:span></text:p>
          </table:table-cell>
          <table:table-cell table:style-name="Table1.E2" table:number-columns-spanned="3" office:value-type="string">
            <text:p text:style-name="P13"><text:span text:style-name="T6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3">1<text:span text:style-name="T8">3</text:span><text:span text:style-name="T9">:</text:span><text:span text:style-name="T8">15</text:span> – 1<text:span text:style-name="T8">3</text:span>:<text:span text:style-name="T8">45</text:span></text:p>
          </table:table-cell>
          <table:table-cell table:style-name="Table1.C3" table:number-columns-spanned="3" office:value-type="string">
            <text:p text:style-name="P7">Cerimônia Oficial de Abertura</text:p>
            <text:p text:style-name="P8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4">1<text:span text:style-name="T8">3</text:span>:<text:span text:style-name="T8">45</text:span> – 1<text:span text:style-name="T8">4</text:span>:<text:span text:style-name="T8">45</text:span></text:p>
          </table:table-cell>
          <table:table-cell table:style-name="Table1.B2" office:value-type="string">
            <text:p text:style-name="P35">PostgreSQL - Monitorando performance e outros itens</text:p>
            <text:p text:style-name="P36">Lúcio Chiessi</text:p>
          </table:table-cell>
          <table:table-cell table:style-name="Table1.B2" office:value-type="string">
            <text:p text:style-name="P37">Matomo, web analytics com <text:line-break/>stack open source</text:p>
            <text:p text:style-name="P38"><text:span text:style-name="T11">Claudio Ferreira Filho</text:span><text:line-break/><text:span text:style-name="T12">Atividade Cancelada – </text:span><text:span text:style-name="T13">Palestrante não compareceu</text:span></text:p>
          </table:table-cell>
          <table:table-cell table:style-name="Table1.E2" office:value-type="string">
            <text:p text:style-name="P33">Git Branching: Equívocos, Erros e Soluções</text:p>
            <text:p text:style-name="P39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33">1<text:span text:style-name="T8">4</text:span>:<text:span text:style-name="T8">45</text:span> – 1<text:span text:style-name="T8">5</text:span>:<text:span text:style-name="T8">15</text:span></text:p>
          </table:table-cell>
          <table:table-cell table:style-name="Table1.E2" table:number-columns-spanned="3" office:value-type="string">
            <text:p text:style-name="P40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2">1<text:span text:style-name="T8">5</text:span>:<text:span text:style-name="T8">15</text:span> – 1<text:span text:style-name="T8">6</text:span>:<text:span text:style-name="T8">15</text:span></text:p>
          </table:table-cell>
          <table:table-cell table:style-name="Table1.B2" office:value-type="string">
            <text:p text:style-name="P7">Porque eu gosto de trabalhar <text:line-break/>com open source</text:p>
            <text:p text:style-name="P8">Mateus Oliveira</text:p>
          </table:table-cell>
          <table:table-cell table:style-name="Table1.B2" office:value-type="string">
            <text:p text:style-name="P7">Curvas Fr<text:span text:style-name="T14">e</text:span>néticas Animadas</text:p>
            <text:p text:style-name="P8">Ole Peter Smith</text:p>
          </table:table-cell>
          <table:table-cell table:style-name="Table1.E2" office:value-type="string">
            <text:p text:style-name="P7">Inspecionando pacotes RPM</text:p>
            <text:p text:style-name="P8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33">1<text:span text:style-name="T8">6</text:span>:<text:span text:style-name="T8">3</text:span>0 – 1<text:span text:style-name="T8">7</text:span>:<text:span text:style-name="T8">3</text:span>0</text:p>
          </table:table-cell>
          <table:table-cell table:style-name="Table1.C3" table:number-columns-spanned="3" office:value-type="string">
            <text:p text:style-name="P35">Painel: É possível vencer a canibalização do Mercado?</text:p>
            <text:p text:style-name="P36">Organização ConFLOSS e Convidados</text:p>
          </table:table-cell>
          <table:covered-table-cell/>
          <table:covered-table-cell/>
        </table:table-row>
      </table:table>
      <text:p text:style-name="P41"/>
      <text:p text:style-name="P4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9" office:value-type="string">
            <text:p text:style-name="P43">SÁ<text:span text:style-name="T15">B</text:span></text:p>
            <text:p text:style-name="P44">24</text:p>
            <text:p text:style-name="P45"><text:span text:style-name="T1">AGO</text:span><text:line-break/></text:p>
            <text:p text:style-name="P28">OnLine</text:p>
          </table:table-cell>
          <table:table-cell table:style-name="Table2.A1" office:value-type="string">
            <text:p text:style-name="P46">Horário</text:p>
          </table:table-cell>
          <table:table-cell table:style-name="Table2.A1" office:value-type="string">
            <text:p text:style-name="P46">Sala 1</text:p>
          </table:table-cell>
          <table:table-cell table:style-name="Table2.A1" office:value-type="string">
            <text:p text:style-name="P46">Sala 2</text:p>
          </table:table-cell>
          <table:table-cell table:style-name="Table2.E1" office:value-type="string">
            <text:p text:style-name="P47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48"><text:span text:style-name="T15">0</text:span><text:span text:style-name="T16">8</text:span>:<text:span text:style-name="T16">45</text:span> – <text:span text:style-name="T9">1</text:span><text:span text:style-name="T16">0</text:span><text:span text:style-name="T10">:</text:span><text:span text:style-name="T16">45</text:span></text:p>
          </table:table-cell>
          <table:table-cell table:style-name="Table2.B2" office:value-type="string">
            <text:p text:style-name="P11"><text:span text:style-name="T4">Mini-Tutorial</text:span><text:line-break/>Refatorando aplicações na prática</text:p>
            <text:p text:style-name="P49">Vinicius Campitelli</text:p>
          </table:table-cell>
          <table:table-cell table:style-name="Table2.B2" office:value-type="string">
            <text:p text:style-name="P11"><text:span text:style-name="T4">Mini-Tutorial</text:span><text:line-break/>Monte sua primeira loja <text:line-break/>virtual com WooCommerce</text:p>
            <text:p text:style-name="P49">Marco Andrei Kichalowski</text:p>
          </table:table-cell>
          <table:table-cell table:style-name="Table2.E2" office:value-type="string">
            <text:p text:style-name="P11"><text:span text:style-name="T4">Mini-Tutorial</text:span><text:line-break/>Expressões Regulares</text:p>
            <text:p text:style-name="P49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50">1<text:span text:style-name="T15">1</text:span>:<text:span text:style-name="T9">0</text:span>0 – 1<text:span text:style-name="T15">2</text:span>:<text:span text:style-name="T9">0</text:span>0</text:p>
          </table:table-cell>
          <table:table-cell table:style-name="Table2.B2" office:value-type="string">
            <text:p text:style-name="P51">Wazuh, o polvo da <text:line-break/>cibersegurança defensiva</text:p>
            <text:p text:style-name="P52"><text:span text:style-name="T17">Marcius da Costa Silveira</text:span><text:line-break/><text:span text:style-name="T18">Atividade Cancelada <text:line-break/></text:span><text:span text:style-name="T19">a pedido do palestrante</text:span></text:p>
          </table:table-cell>
          <table:table-cell table:style-name="Table2.B2" office:value-type="string">
            <text:p text:style-name="P53">Zabbix – Usando os Parâmetros de Usuários pra monitoramento <text:line-break/>de bancos de dados</text:p>
            <text:p text:style-name="P54">Lúcio Chiessi</text:p>
          </table:table-cell>
          <table:table-cell table:style-name="Table2.E2" office:value-type="string">
            <text:p text:style-name="P55">Dominando o Troubleshooting: Estratégias e Ferramentas para Resolução de Problemas</text:p>
            <text:p text:style-name="P56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57">1<text:span text:style-name="T15">2</text:span><text:span text:style-name="T9">:00</text:span> – 1<text:span text:style-name="T16">3</text:span>:<text:span text:style-name="T16">45</text:span></text:p>
          </table:table-cell>
          <table:table-cell table:style-name="Table2.E2" table:number-columns-spanned="3" office:value-type="string">
            <text:p text:style-name="P58"><text:span text:style-name="T6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59">1<text:span text:style-name="T16">3</text:span>:<text:span text:style-name="T16">45</text:span> – 1<text:span text:style-name="T16">4</text:span>:<text:span text:style-name="T16">45</text:span></text:p>
          </table:table-cell>
          <table:table-cell table:style-name="Table2.C5" table:number-columns-spanned="3" office:value-type="string">
            <text:p text:style-name="P60">Keynote: Já fomos bons nisso!</text:p>
            <text:p text:style-name="P61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57"/>
            <text:p text:style-name="P50">1<text:span text:style-name="T20">5</text:span>:<text:span text:style-name="T16">0</text:span>0 – 1<text:span text:style-name="T20">6</text:span>:<text:span text:style-name="T16">0</text:span>0</text:p>
          </table:table-cell>
          <table:table-cell table:style-name="Table2.B2" office:value-type="string">
            <text:p text:style-name="P62">Criando esteiras de CI/CD performáticas e seguras</text:p>
            <text:p text:style-name="P49">Vinícius Campitelli</text:p>
          </table:table-cell>
          <table:table-cell table:style-name="Table2.B2" office:value-type="string">
            <text:p text:style-name="P62">Observabilidade Além do Alcance</text:p>
            <text:p text:style-name="P49">Rafael Martin Alves Ferreira</text:p>
          </table:table-cell>
          <table:table-cell table:style-name="Table2.E2" office:value-type="string">
            <text:p text:style-name="P62">De programador local a líder global</text:p>
            <text:p text:style-name="P49">Ri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63">16:00 - 16:30</text:p>
          </table:table-cell>
          <table:table-cell table:style-name="Table2.E2" table:number-columns-spanned="3" office:value-type="string">
            <text:p text:style-name="P63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57">1<text:span text:style-name="T20">6</text:span>:<text:span text:style-name="T20">3</text:span>0 – 1<text:span text:style-name="T20">7</text:span>:<text:span text:style-name="T20">3</text:span>0</text:p>
          </table:table-cell>
          <table:table-cell table:style-name="Table2.B2" office:value-type="string">
            <text:p text:style-name="P60">5 plataformas livres para construir seu e-commerce</text:p>
            <text:p text:style-name="P61">Marco Andrei Kichalowsky</text:p>
          </table:table-cell>
          <table:table-cell table:style-name="Table2.B2" office:value-type="string">
            <text:p text:style-name="P64">Escreva monolitos, publique microsserviços usando </text:p>
            <text:p text:style-name="P64">Go e o ServiceWeaver</text:p>
            <text:p text:style-name="P65">Elton Minetto</text:p>
          </table:table-cell>
          <table:table-cell table:style-name="Table2.E2" office:value-type="string">
            <text:p text:style-name="P66">Revisando os conceitos: Hacker ou Maker?</text:p>
            <text:p text:style-name="P67"><text:span text:style-name="T21">Antonio Marques</text:span><text:line-break/><text:span text:style-name="T12">Atividade Cancelada <text:line-break/></text:span><text:span text:style-name="T22">a pedido do palestrante</text:span>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68"><text:span text:style-name="T20">17:30 - </text:span>1<text:span text:style-name="T20">8</text:span>:00</text:p>
          </table:table-cell>
          <table:table-cell table:style-name="Table2.C5" table:number-columns-spanned="3" office:value-type="string">
            <text:p text:style-name="P68">Cerimônia Oficial de Encerramento</text:p>
            <text:p text:style-name="P69">Organização ConFLOSS</text:p>
          </table:table-cell>
          <table:covered-table-cell/>
          <table:covered-table-cell/>
        </table:table-row>
      </table:table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style:font-name="Ostrich Sans Black" fo:font-size="16pt" officeooo:rsid="0048bf17" style:font-size-asian="16pt" style:font-size-complex="16pt"/>
    </style:style>
    <style:style style:name="MT8" style:family="text">
      <style:text-properties style:font-name="Ostrich Sans Black" fo:font-size="16pt" officeooo:rsid="0052cc8c" style:font-size-asian="16pt" style:font-size-complex="16pt"/>
    </style:style>
    <style:style style:name="MT9" style:family="text">
      <style:text-properties fo:font-size="9pt" style:font-size-asian="9pt" style:font-size-complex="9pt"/>
    </style:style>
    <style:style style:name="MT10" style:family="text">
      <style:text-properties fo:font-size="9pt" officeooo:rsid="0048bf17" style:font-size-asian="9pt" style:font-size-complex="9pt"/>
    </style:style>
    <style:style style:name="MT11" style:family="text">
      <style:text-properties fo:font-size="9pt" officeooo:rsid="0052cc8c" style:font-size-asian="9pt" style:font-size-complex="9pt"/>
    </style:style>
    <style:style style:name="MT12" style:family="text">
      <style:text-properties fo:font-size="9pt" officeooo:rsid="003b4bdf" style:font-size-asian="9pt" style:font-size-complex="9pt"/>
    </style:style>
    <style:style style:name="MT13" style:family="text">
      <style:text-properties fo:font-size="9pt" officeooo:rsid="004f09c3" style:font-size-asian="9pt" style:font-size-complex="9pt"/>
    </style:style>
    <style:style style:name="MT14" style:family="text">
      <style:text-properties fo:font-size="9pt" officeooo:rsid="005159dd" style:font-size-asian="9pt" style:font-size-complex="9pt"/>
    </style:style>
    <style:style style:name="MT15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</text:span><text:span text:style-name="MT7">3</text:span><text:span text:style-name="MT6">.</text:span><text:span text:style-name="MT8">3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9">CC BY-SA ConFLOSS - <text:s text:c="2"/>Versão 0.</text:span><text:span text:style-name="MT10">3</text:span><text:span text:style-name="MT9">.</text:span><text:span text:style-name="MT11">3 </text:span><text:span text:style-name="MT9">- </text:span><text:span text:style-name="MT12">2024-0</text:span><text:span text:style-name="MT13">8</text:span><text:span text:style-name="MT12">-</text:span><text:span text:style-name="MT14">2</text:span><text:span text:style-name="MT11">9</text:span></text:p>
        <text:p text:style-name="MP3"><text:span text:style-name="MT9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15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8-29T06:46:53.038943987</dc:date>
    <meta:editing-duration>PT12H46M14S</meta:editing-duration>
    <meta:editing-cycles>76</meta:editing-cycles>
    <meta:generator>LibreOffice/24.8.0.3$Linux_X86_64 LibreOffice_project/480$Build-3</meta:generator>
    <meta:print-date>2024-06-27T07:49:26.099612336</meta:print-date>
    <meta:printed-by>PDF files</meta:printed-by>
    <meta:document-statistic meta:table-count="3" meta:image-count="3" meta:object-count="0" meta:page-count="3" meta:paragraph-count="135" meta:word-count="552" meta:character-count="3700" meta:non-whitespace-character-count="3243"/>
  </office:meta>
</office:document-meta>
</file>